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</style:style>
    <style:style style:name="P3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</style:style>
    <style:style style:name="P7" style:family="paragraph" style:parent-style-name="Standard" style:list-style-name="WWNum1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P8" style:family="paragraph" style:parent-style-name="Standard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9" style:family="paragraph" style:parent-style-name="Salmon_20_MC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10" style:family="paragraph" style:parent-style-name="Salmon_20_MC">
      <style:text-properties style:font-name="Times New Roman1" fo:font-size="11pt" fo:language="en" fo:country="US" style:text-underline-style="none" fo:font-weight="normal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P11" style:family="paragraph" style:parent-style-name="Salmon_20_MC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T2" style:family="text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 style:font-weight-complex="bold"/>
    </style:style>
    <style:style style:name="T3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T4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T5" style:family="text">
      <style:text-properties style:font-name="Times New Roman1" fo:font-size="11pt" fo:language="en" fo:country="US" fo:font-style="italic" style:font-size-asian="11pt" style:language-asian="en" style:country-asian="US" style:font-style-asian="italic" style:font-name-complex="Times New Roman2" style:font-size-complex="11pt" style:language-complex="ar" style:country-complex="SA" style:font-weight-complex="bold"/>
    </style:style>
    <style:style style:name="T6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2" style:font-size-complex="11pt" style:language-complex="ar" style:country-complex="SA"/>
    </style:style>
    <style:style style:name="T7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2" style:font-size-complex="11pt" style:language-complex="ar" style:country-complex="SA" style:font-weight-complex="bold"/>
    </style:style>
    <style:style style:name="T8" style:family="text"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T9" style:family="text">
      <style:text-properties style:font-name="Times New Roman1" fo:font-size="11pt" fo:language="en" fo:country="US" style:text-underline-style="none" fo:font-weight="normal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T10" style:family="text">
      <style:text-properties style:font-name="Times New Roman1" fo:font-size="11pt" fo:language="en" fo:country="US" fo:font-style="normal" style:font-size-asian="11pt" style:language-asian="en" style:country-asian="US" style:font-style-asian="normal" style:font-name-complex="Times New Roman2" style:font-size-complex="11pt" style:language-complex="ar" style:country-complex="SA" style:font-style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JOR CONCEPTS: UNIT 2 EXAM</text:p>
      <text:p text:style-name="P1"><text:span text:style-name="T4">Chapter 5 Sensation and Perception </text:span><text:span text:style-name="T2">(If it’s in </text:span><text:span text:style-name="T4">BOLD TYPE</text:span><text:span text:style-name="T2">, then KNOW IT)</text:span></text:p>
      <text:p text:style-name="P4">NOTE: “Compare and contrast” means to define and explain similarities and differences between terms/concepts</text:p>
      <text:p text:style-name="P1"><text:span text:style-name="T1"><text:tab/></text:span><text:span text:style-name="T2">If it’s in </text:span><text:span text:style-name="T5">ITALICS, </text:span><text:span text:style-name="T2">then will only be covered in lecture (not in textbook)</text:span></text:p>
      <text:p text:style-name="P5">Chapter 5</text:p>
      <text:list xml:id="list893784213" text:style-name="WWNum1">
        <text:list-item>
          <text:p text:style-name="P7"><text:span text:style-name="T1">Compare and contrast </text:span><text:span text:style-name="T4">sensation</text:span><text:span text:style-name="T1"> and </text:span><text:span text:style-name="T4">perception</text:span><text:span text:style-name="T1">. Consider how </text:span><text:span text:style-name="T3">transduction </text:span><text:span text:style-name="T1">relates to these processes. Discuss how bias in perception can lead to the experience of illusions. </text:span></text:p>
        </text:list-item>
      </text:list>
      <text:p text:style-name="P9"/>
      <text:p text:style-name="P9">earliest scientific studies focused on expression of sensing and perceiving (structuralism, gestalt, functionalist, psychophysics)</text:p>
      <text:p text:style-name="P9"/>
      <text:p text:style-name="P9">major theme: experience is subjective. sensation vs perception (biological basis, how we study, research on why humans perceive world in different ways)</text:p>
      <text:p text:style-name="P9"/>
      <text:p text:style-name="Salmon_20_MC"><text:span text:style-name="T8">sensation</text:span><text:span text:style-name="T1">: identical for all human beings. result of neural responses. AFTER receptor cell is stimulated, but BEFORE stimulus is interpreted by brain</text:span></text:p>
      <text:p text:style-name="P9"/>
      <text:p text:style-name="Salmon_20_MC"><text:span text:style-name="T8">perception</text:span><text:span text:style-name="T1">: human experience subjectivity because of this! result of neural processes that organize and </text:span><text:span text:style-name="T10">interpret</text:span><text:span text:style-name="T1"> sensory signals. Interpretation of sensation</text:span></text:p>
      <text:p text:style-name="P9"><text:tab/>involves the entire nervous system</text:p>
      <text:p text:style-name="P9"><text:tab/>perception != world → illusion</text:p>
      <text:p text:style-name="P9"/>
      <text:p text:style-name="Salmon_20_MC"><text:span text:style-name="T8">transduction</text:span><text:span text:style-name="T9">: identical for all human beings. transforms energy (eg. light, sound) into electrochemical signals</text:span></text:p>
      <text:p text:style-name="P10"/>
      <text:p text:style-name="P10">sensory neurons handle balance, pain, taste, touch, kinesthetic sense (athleticism), etc. all neurons connected to sense of vision :3 </text:p>
      <text:p text:style-name="P9"/>
      <text:list xml:id="list1565311425" text:continue-numbering="true" text:style-name="WWNum1">
        <text:list-item>
          <text:p text:style-name="P7"><text:span text:style-name="T1">Define </text:span><text:span text:style-name="T3">psychophysics. </text:span><text:span text:style-name="T1">How might someone measure a sensory threshold? Describe </text:span><text:span text:style-name="T2">the </text:span><text:span text:style-name="T1">concepts of </text:span><text:span text:style-name="T4">absolute threshold </text:span><text:span text:style-name="T1">and </text:span><text:span text:style-name="T4">just noticeable difference</text:span><text:span text:style-name="T1">. Be prepared to apply these concepts to examples.</text:span></text:p>
        </text:list-item>
      </text:list>
      <text:p text:style-name="P9"/>
      <text:p text:style-name="Salmon_20_MC"><text:span text:style-name="T8">psychophysics</text:span><text:span text:style-name="T1">: studies relationship between physical events and how people experience them</text:span></text:p>
      <text:p text:style-name="P9"/>
      <text:p text:style-name="Salmon_20_MC"><text:span text:style-name="T8">absolute threshold</text:span><text:span text:style-name="T1">: the smallest thing you can detect with each sense. point at which stimulus is noticed 50% of the time it's presented</text:span></text:p>
      <text:p text:style-name="P9"><text:tab/>&gt;&gt; vision: candle flame 30 miles away with no other light around</text:p>
      <text:p text:style-name="P9"><text:tab/>&gt;&gt; hearing: a clock ticking 20 feet away with no ambient noise</text:p>
      <text:p text:style-name="P9"/>
      <text:p text:style-name="Salmon_20_MC"><text:span text:style-name="T8">just-noticeable difference</text:span><text:span text:style-name="T1">: how much you have to change something so people detect that something changed</text:span></text:p>
      <text:p text:style-name="P9"><text:tab/>&gt;&gt; how much do I have to pitch up a note before someone picks up that the note changed</text:p>
      <text:p text:style-name="P9"/>
      <text:list xml:id="list1445773488" text:continue-numbering="true" text:style-name="WWNum1">
        <text:list-item>
          <text:p text:style-name="P7"><text:span text:style-name="T1">Describe </text:span><text:span text:style-name="T4">signal detection theory</text:span><text:span text:style-name="T1">: What other than a detectable stimulus affects sensation? Compare and contrast </text:span><text:span text:style-name="T6">sensitivity</text:span><text:span text:style-name="T3"> </text:span><text:span text:style-name="T1">and </text:span><text:span text:style-name="T6">bias</text:span><text:span text:style-name="T3">. </text:span><text:span text:style-name="T1">What are </text:span><text:span text:style-name="T4">hits, misses, false alarms, </text:span><text:span text:style-name="T1">and </text:span><text:span text:style-name="T4">correct rejections</text:span><text:span text:style-name="T1">? Consider examples of each.</text:span></text:p>
        </text:list-item>
      </text:list>
      <text:p text:style-name="P8"/>
      <text:p text:style-name="Salmon_20_MC"><text:span text:style-name="T8">signal detection theory</text:span><text:span text:style-name="T9">: explains why people perceive things under some circumstances, but not other circumstances</text:span></text:p>
      <text:p text:style-name="Salmon_20_MC"><text:span text:style-name="T9"><text:tab/></text:span><text:span text:style-name="T8">sensitivity</text:span><text:span text:style-name="T9">: external! threshold for distinguishing what you're looking for from noise</text:span></text:p>
      <text:p text:style-name="Salmon_20_MC"><text:span text:style-name="T9"><text:tab/></text:span><text:span text:style-name="T8">bias</text:span><text:span text:style-name="T9">: internal! mindset that affects reporting detection of a stimulus</text:span></text:p>
      <text:p text:style-name="P9"/>
      <text:p text:style-name="Salmon_20_MC"><text:span text:style-name="T8">hits</text:span><text:span text:style-name="T1">: reported signal when there is one</text:span></text:p>
      <text:p text:style-name="Salmon_20_MC"><text:span text:style-name="T8">misses</text:span><text:span text:style-name="T1">: no reported signal when there is one</text:span></text:p>
      <text:p text:style-name="Salmon_20_MC"><text:span text:style-name="T8">false alarms:</text:span><text:span text:style-name="T1"> reported signal when there isn't one</text:span></text:p>
      <text:p text:style-name="Salmon_20_MC"><text:span text:style-name="T8">correct rejections:</text:span><text:span text:style-name="T1"> no reported signal when there isn't one</text:span></text:p>
      <text:p text:style-name="P8"/>
      <text:list xml:id="list1367494224" text:continue-numbering="true" text:style-name="WWNum1">
        <text:list-item>
          <text:p text:style-name="P7"><text:span text:style-name="T1">Define </text:span><text:span text:style-name="T4">sensory adaptation</text:span><text:span text:style-name="T1"> and consider examples as discussed in class. Define </text:span><text:span text:style-name="T7">subliminal perception</text:span><text:span text:style-name="T2"> as discussed </text:span><text:soft-page-break/><text:span text:style-name="T2">in lecture</text:span><text:span text:style-name="T1">. Does it exist? If so, what does the research show about its practical effects or uses (i.e., subliminal persuasion)?</text:span></text:p>
        </text:list-item>
      </text:list>
      <text:p text:style-name="P6"><text:span text:style-name="T1"/></text:p>
      <text:p text:style-name="Salmon_20_MC"><text:span text:style-name="T8">sensory adaptation</text:span><text:span text:style-name="T1">: human senses adapt to fit their environment. humans sense change better than actual stimulation. humans get used to unchanging sensory stimuli</text:span></text:p>
      <text:p text:style-name="Salmon_20_MC"><text:span text:style-name="T1"><text:tab/>&gt;&gt; stop smelling something after a while (cologne, perfume)</text:span></text:p>
      <text:p text:style-name="Salmon_20_MC"><text:span text:style-name="T1"/></text:p>
      <text:p text:style-name="Salmon_20_MC"><text:span text:style-name="T8">subliminal perception</text:span><text:span text:style-name="T9">: does exist, no practical effects (subliminal messaging CIA shit)</text:span></text:p>
      <text:p text:style-name="P6"><text:span text:style-name="T1"/></text:p>
      <text:list xml:id="list280815682" text:continue-numbering="true" text:style-name="WWNum1">
        <text:list-item>
          <text:p text:style-name="P7"><text:span text:style-name="T1">Compare and contrast </text:span><text:span text:style-name="T3">bottom-up processing </text:span><text:span text:style-name="T1">and </text:span><text:span text:style-name="T3">top-down processing. </text:span><text:span text:style-name="T1">Consider examples of each in different sensory systems as you progress through the chapter. Define </text:span><text:span text:style-name="T6">perceptual set </text:span><text:span text:style-name="T1">as discussed in lecture</text:span><text:span text:style-name="T6">.</text:span><text:span text:style-name="T3"> </text:span></text:p>
        </text:list-item>
      </text:list>
      <text:p text:style-name="P6"><text:span text:style-name="T3"/></text:p>
      <text:p text:style-name="Salmon_20_MC"><text:span text:style-name="T8">bottom-up processing</text:span><text:span text:style-name="T1">: initiated by qualities and characteristics of sensory stimulus. error-free, slow, methodical. basically sense something based on how it is</text:span></text:p>
      <text:p text:style-name="Salmon_20_MC"><text:span text:style-name="T1"><text:tab/>&gt;&gt; learning to read (learn alphabet, learn how to sound words out)</text:span></text:p>
      <text:p text:style-name="Salmon_20_MC"><text:span text:style-name="T1"><text:tab/>&gt;&gt; use whenever encountering something new</text:span></text:p>
      <text:p text:style-name="Salmon_20_MC"><text:span text:style-name="T1"/></text:p>
      <text:p text:style-name="Salmon_20_MC"><text:span text:style-name="T8">top-down processing</text:span><text:span text:style-name="T9">: processing sensory stimuli based on knowledge, belief. basically sense something based on preconceived notions / assumptions. fast, efficient, prone to error</text:span></text:p>
      <text:p text:style-name="Salmon_20_MC"><text:span text:style-name="T1"/></text:p>
      <text:p text:style-name="P11"><text:span text:style-name="T1">perceptual set</text:span><text:span text:style-name="T9">: sum of a person's assumptions or beliefs that lead them to expect to perceive certain objects or characteristics in certain situations</text:span></text:p>
      <text:p text:style-name="P6"><text:span text:style-name="T3"/></text:p>
      <text:list xml:id="list1017539587" text:continue-numbering="true" text:style-name="WWNum1">
        <text:list-item>
          <text:p text:style-name="P7"><text:span text:style-name="T1">What is the stimulus energy (physical stimulus) for vision? Describe the following properties of light as discussed in lecture: </text:span><text:span text:style-name="T3">amplitude, frequency, wavelength. </text:span><text:span text:style-name="T1">Explain how the </text:span><text:span text:style-name="T2">amplitude </text:span><text:span text:style-name="T1">and </text:span><text:span text:style-name="T2">wavelength</text:span><text:span text:style-name="T1"> of electromagnetic radiation relate to </text:span><text:span text:style-name="T3">lightness/brightness </text:span><text:span text:style-name="T1">and </text:span><text:span text:style-name="T3">hue/color </text:span><text:span text:style-name="T1">in visual perception.</text:span></text:p>
        </text:list-item>
      </text:list>
      <text:p text:style-name="P8"/>
      <text:p text:style-name="P9">points 6 – 12: vision! our biggest sense (6 - 7 questions?) understand energy source, anatomy/functioning of organs controlling, and sensation → processing → transduction sequence</text:p>
      <text:p text:style-name="P9">*LIGHT IS A WAVE EVERYONE</text:p>
      <text:p text:style-name="P9"/>
      <text:p text:style-name="P9"><text:span text:style-name="T11">amplitude</text:span>: height of wave. higher the amplitude, brighter the light</text:p>
      <text:p text:style-name="P9"/>
      <text:p text:style-name="P9"><text:span text:style-name="T11">frequency</text:span>: high frequency, short wavelength and vice versa</text:p>
      <text:p text:style-name="P9"/>
      <text:p text:style-name="P9"><text:span text:style-name="T11">wavelength</text:span>: distance between waves</text:p>
      <text:p text:style-name="P9"/>
      <text:p text:style-name="P9"><text:span text:style-name="T11">brightness</text:span>: different amplitude</text:p>
      <text:p text:style-name="P9"/>
      <text:p text:style-name="P9"><text:span text:style-name="T11">hue/color</text:span>: differing wavelength</text:p>
      <text:p text:style-name="P8"/>
      <text:list xml:id="list556976033" text:continue-numbering="true" text:style-name="WWNum1">
        <text:list-item>
          <text:p text:style-name="P7"><text:span text:style-name="T1">What is the function of the human eye? Define and describe the function of the </text:span><text:span text:style-name="T4">cornea, pupil, iris, </text:span><text:span text:style-name="T2">and </text:span><text:span text:style-name="T4">lens. </text:span><text:span text:style-name="T2">Describe </text:span><text:span text:style-name="T4">accommodation </text:span><text:span text:style-name="T2">as discussed in lecture.</text:span><text:span text:style-name="T4"> </text:span><text:span text:style-name="T1">Define and describe the function of the </text:span><text:span text:style-name="T4">retina</text:span><text:span text:style-name="T2"> and the </text:span><text:span text:style-name="T4">fovea. </text:span><text:span text:style-name="T2"><text:s/></text:span></text:p>
        </text:list-item>
      </text:list>
      <text:p text:style-name="P6"><text:span text:style-name="T2"/></text:p>
      <text:p text:style-name="Salmon_20_MC"><text:span text:style-name="T8">cornea</text:span><text:span text:style-name="T2">: outermost part of the eye. protective tissue that allows eye to keep its shape (if it's not perfectly spherical, then FUCK YOUR EYESIGHT LOL)</text:span></text:p>
      <text:p text:style-name="Salmon_20_MC"><text:span text:style-name="T2"/></text:p>
      <text:p text:style-name="Salmon_20_MC"><text:span text:style-name="T8">pupil</text:span><text:span text:style-name="T2">: what light passes through. it's a hole.</text:span></text:p>
      <text:p text:style-name="Salmon_20_MC"><text:span text:style-name="T2"/></text:p>
      <text:p text:style-name="Salmon_20_MC"><text:span text:style-name="T8">iris</text:span><text:span text:style-name="T2">: muscle that controls how much light goes in</text:span></text:p>
      <text:p text:style-name="Salmon_20_MC"><text:span text:style-name="T2"/></text:p>
      <text:p text:style-name="Salmon_20_MC"><text:span text:style-name="T8">lens</text:span><text:span text:style-name="T2">: directs and focuses light (images) on the back of the eye</text:span></text:p>
      <text:p text:style-name="Salmon_20_MC"><text:span text:style-name="T2"/></text:p>
      <text:p text:style-name="Salmon_20_MC"><text:span text:style-name="T8">accommodation</text:span><text:span text:style-name="T2">: eye changes to see things at different distances</text:span></text:p>
      <text:p text:style-name="Salmon_20_MC"><text:span text:style-name="T2"/></text:p>
      <text:p text:style-name="Salmon_20_MC"><text:span text:style-name="T8">retina</text:span><text:span text:style-name="T2">: 95 – 125 million receptors. series of cells that control visual transduction. basically dendrites take </text:span><text:soft-page-break/><text:span text:style-name="T2">in light (sensation), cell body process, electrochemicals gives brain an image (receptor = sensory neuron). retina is unique to humans</text:span></text:p>
      <text:p text:style-name="Salmon_20_MC"><text:span text:style-name="T2"/></text:p>
      <text:p text:style-name="Salmon_20_MC"><text:span text:style-name="T8">optic nerve</text:span><text:span text:style-name="T2">: all of the axons in the retina</text:span></text:p>
      <text:p text:style-name="P6"><text:span text:style-name="T2"/></text:p>
      <text:list xml:id="list577771568" text:continue-numbering="true" text:style-name="WWNum1">
        <text:list-item>
          <text:p text:style-name="P7"><text:span text:style-name="T1">Define and describe the function of </text:span><text:span text:style-name="T3">cones </text:span><text:span text:style-name="T1">and </text:span><text:span text:style-name="T3">rods.</text:span><text:span text:style-name="T1"> Explain </text:span><text:span text:style-name="T6">dark </text:span><text:span text:style-name="T7">adaptation</text:span><text:span text:style-name="T4"> </text:span><text:span text:style-name="T2">as discussed in lecture. </text:span></text:p>
        </text:list-item>
      </text:list>
      <text:p text:style-name="P6"><text:span text:style-name="T2"/></text:p>
      <text:p text:style-name="Salmon_20_MC"><text:span text:style-name="T8">cones</text:span><text:span text:style-name="T2">: basically unique to humans. see in detail! day vision, color vision</text:span></text:p>
      <text:p text:style-name="Salmon_20_MC"><text:span text:style-name="T2"/></text:p>
      <text:p text:style-name="Salmon_20_MC"><text:span text:style-name="T8">rods</text:span><text:span text:style-name="T2">: low threshold for stimulation. stimulated by dim light (black, white, greys). night vision, periphery</text:span></text:p>
      <text:p text:style-name="Salmon_20_MC"><text:span text:style-name="T2"/></text:p>
      <text:p text:style-name="Salmon_20_MC"><text:span text:style-name="T8">dark adaptation</text:span><text:span text:style-name="T2">: after lights go out, cones stop functioning, rods need 15 minutes to warm up</text:span></text:p>
      <text:p text:style-name="P6"><text:span text:style-name="T2"/></text:p>
      <text:list xml:id="list1860656700" text:continue-numbering="true" text:style-name="WWNum1">
        <text:list-item>
          <text:p text:style-name="P7"><text:span text:style-name="T1">Compare and contrast the </text:span><text:span text:style-name="T4">Trichromatic theory </text:span><text:span text:style-name="T2">of color vision</text:span><text:span text:style-name="T4"> </text:span><text:span text:style-name="T1">and the </text:span><text:span text:style-name="T4">Opponent process theory </text:span><text:span text:style-name="T2">of color vision</text:span><text:span text:style-name="T1">, know colors or color pairs for each theory, and explain the current perspective on how these theories relate to color vision. Describe </text:span><text:span text:style-name="T3">afterimages </text:span><text:span text:style-name="T1">and </text:span><text:span text:style-name="T3">color deficiency </text:span><text:span text:style-name="T1">as discussed in lecture.</text:span></text:p>
        </text:list-item>
      </text:list>
      <text:p text:style-name="P6"><text:span text:style-name="T1"/></text:p>
      <text:p text:style-name="Salmon_20_MC"><text:span text:style-name="T8">Trichromatic theory</text:span><text:span text:style-name="T1">: RGB. all light colors are mixes of rgb (hexadecimal)</text:span></text:p>
      <text:p text:style-name="Salmon_20_MC"><text:span text:style-name="T1"><text:tab/>&gt;&gt; colorblindness hehe: 20% guys red-green, 0.1% blue-yellow, 1 / million completely</text:span></text:p>
      <text:p text:style-name="Salmon_20_MC"><text:span text:style-name="T1"/></text:p>
      <text:p text:style-name="Salmon_20_MC"><text:span text:style-name="T8">Opponent process theory</text:span><text:span text:style-name="T1">: interneurons between retina and brain. theory that if a particular color is present, it causes cells that register it to inhibit the registering of the complementary color. helpful to see differences in color</text:span></text:p>
      <text:p text:style-name="Salmon_20_MC"><text:span text:style-name="T1"><text:tab/>&gt;&gt; afterimages: after seeing a bright image, you see the inverse colors</text:span></text:p>
      <text:p text:style-name="Salmon_20_MC"><text:span text:style-name="T1"/></text:p>
      <text:p text:style-name="Salmon_20_MC"><text:span text:style-name="T8">afterimages</text:span><text:span text:style-name="T1">: </text:span></text:p>
      <text:p text:style-name="Salmon_20_MC"><text:span text:style-name="T1"/></text:p>
      <text:p text:style-name="Salmon_20_MC"><text:span text:style-name="T8">color deficiency</text:span><text:span text:style-name="T1">: </text:span></text:p>
      <text:p text:style-name="P6"><text:span text:style-name="T1"/></text:p>
      <text:list xml:id="list135533333" text:continue-numbering="true" text:style-name="WWNum1">
        <text:list-item>
          <text:p text:style-name="P7"><text:span text:style-name="T1">Regarding visual perception, understand how the brain recognizes edges and determines the difference between figure and ground</text:span><text:span text:style-name="T3">. </text:span><text:span text:style-name="T1">Describe </text:span><text:span text:style-name="T6">feature detectors</text:span><text:span text:style-name="T3">. </text:span><text:span text:style-name="T1">Be generally familiar with the </text:span><text:span text:style-name="T6">Gestalt laws of organization</text:span><text:span text:style-name="T3">. </text:span><text:span text:style-name="T1">Know how these processes relate to </text:span><text:span text:style-name="T6">ambiguous figures</text:span><text:span text:style-name="T1"> and </text:span><text:span text:style-name="T6">subjective contours</text:span><text:span text:style-name="T1"> as discussed in lecture. </text:span></text:p>
        </text:list-item>
        <text:list-item>
          <text:p text:style-name="P7"><text:span text:style-name="T1">Define the following concepts from lecture: </text:span><text:span text:style-name="T6">perceptual constancy, size constancy, shape constancy, color constancy</text:span></text:p>
        </text:list-item>
        <text:list-item>
          <text:p text:style-name="P7"><text:span text:style-name="T1">Understand generally how depth and distance perception are handled by the visual system. Define </text:span><text:span text:style-name="T3">monocular cues </text:span><text:span text:style-name="T1">and be familiar with </text:span><text:span text:style-name="T6">pictorial depth cues</text:span><text:span text:style-name="T1">, </text:span><text:span text:style-name="T3">motion parallax, </text:span><text:span text:style-name="T1">and </text:span><text:span text:style-name="T3">accommodation</text:span><text:span text:style-name="T1"> as discussed in lecture</text:span><text:span text:style-name="T3">. </text:span><text:span text:style-name="T1">Define </text:span><text:span text:style-name="T3">binocular cues </text:span><text:span text:style-name="T1">and describe </text:span><text:span text:style-name="T3">retinal disparity </text:span><text:span text:style-name="T1">and </text:span><text:span text:style-name="T6">convergence</text:span><text:span text:style-name="T3">. </text:span><text:span text:style-name="T1">Describe the </text:span><text:span text:style-name="T4">Ames Room </text:span><text:span text:style-name="T2">as it relates to illusions of depth and size.</text:span></text:p>
        </text:list-item>
        <text:list-item>
          <text:p text:style-name="P7"><text:span text:style-name="T1">What is the stimulus energy for the sense of </text:span><text:span text:style-name="T3">audition </text:span><text:span text:style-name="T1">(hearing)? Explain how the </text:span><text:span text:style-name="T4">amplitude</text:span><text:span text:style-name="T1"> and </text:span><text:span text:style-name="T4">frequency</text:span><text:span text:style-name="T1"> of sound waves relate to </text:span><text:span text:style-name="T3">loudness </text:span><text:span text:style-name="T1">and </text:span><text:span text:style-name="T3">pitch </text:span><text:span text:style-name="T1">in auditory perception. </text:span></text:p>
        </text:list-item>
      </text:list>
      <text:p text:style-name="P8"/>
      <text:p text:style-name="P9">points 13 – 16: hearing (4 - 5 questions). second-best sense!</text:p>
      <text:p text:style-name="P8"/>
      <text:list xml:id="list1513836000" text:continue-numbering="true" text:style-name="WWNum1">
        <text:list-item>
          <text:p text:style-name="P7"><text:span text:style-name="T1">Be generally familiar with the structures of the ear. Define and describe the function of the </text:span><text:span text:style-name="T4">cochlea </text:span><text:span text:style-name="T2">and </text:span><text:span text:style-name="T4">hair cells </text:span><text:span text:style-name="T1">in the ear. What structures of the visual system do each of these correspond to?</text:span></text:p>
        </text:list-item>
        <text:list-item>
          <text:p text:style-name="P7"><text:span text:style-name="T1">Compare and contrast </text:span><text:span text:style-name="T7">Frequency theory</text:span><text:span text:style-name="T1"> and </text:span><text:span text:style-name="T4">Place theory </text:span><text:span text:style-name="T2">as they relate to pitch perception discussed in lecture. Compare and contrast </text:span><text:span text:style-name="T7">nerve deafness</text:span><text:span text:style-name="T4"> </text:span><text:span text:style-name="T2">and </text:span><text:span text:style-name="T7">conduction deafness. </text:span></text:p>
        </text:list-item>
        <text:list-item>
          <text:p text:style-name="P7"><text:span text:style-name="T1">What is </text:span><text:span text:style-name="T2">sound localization</text:span><text:span text:style-name="T4"> </text:span><text:span text:style-name="T1">and what two cues are critical to its proper functioning as discussed in lecture? Under what condition is sound localization NOT accurate (I’m NOT talking about being deaf)?</text:span></text:p>
        </text:list-item>
        <text:list-item>
          <text:p text:style-name="P7"><text:span text:style-name="T1">Define </text:span><text:span text:style-name="T3">somatosensation. </text:span><text:span text:style-name="T1">Compare and contrast the </text:span><text:span text:style-name="T7">kinesthetic sense</text:span><text:span text:style-name="T1"> and the </text:span><text:span text:style-name="T4">vestibular sense </text:span><text:span text:style-name="T2">as discussed in lecture</text:span><text:span text:style-name="T1">. Where are these senses localized in the body? <text:s/>Be generally familiar with the senses of touch, temperature, and pain. Be familiar with the </text:span><text:span text:style-name="T3">phantom limb phenomenon </text:span><text:span text:style-name="T1">as related to the reorganization of the somatosensory cortex described in the text. Describe </text:span><text:span text:style-name="T6">double pain</text:span><text:span text:style-name="T3"> </text:span><text:span text:style-name="T1">and </text:span><text:span text:style-name="T6">endorphins</text:span><text:span text:style-name="T3"> </text:span><text:span text:style-name="T1">as discussed in lecture</text:span><text:span text:style-name="T3">. </text:span><text:span text:style-name="T1">Describe the </text:span><text:span text:style-name="T3">gate theory</text:span><text:span text:style-name="T1"> of pain and consider examples of this theory. Describe the magnetic sense as discussed in class and consider its existence in humans.</text:span></text:p>
        </text:list-item>
        <text:list-item>
          <text:p text:style-name="P7"><text:span text:style-name="T1">Define and describe the chemical senses</text:span><text:span text:style-name="T3"> </text:span><text:span text:style-name="T1">of </text:span><text:span text:style-name="T3">olfaction </text:span><text:span text:style-name="T1">and </text:span><text:span text:style-name="T3">gustation. </text:span><text:span text:style-name="T1">What is the stimulus energy for each? Describe </text:span><text:soft-page-break/><text:span text:style-name="T6">pheromones </text:span><text:span text:style-name="T1">as discussed in lecture and consider examples of these chemicals in humans. How do </text:span><text:span text:style-name="T4">taste buds</text:span><text:span text:style-name="T1"> relate to gustation? How are </text:span><text:span text:style-name="T4">gustation </text:span><text:span text:style-name="T1">and </text:span><text:span text:style-name="T4">olfaction </text:span><text:span text:style-name="T1">related? Describe cultural influences on taste preference. 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lmon_20_MC" style:display-name="Salmon MC" style:family="paragraph" style:parent-style-name="Standard" style:class="text">
      <style:paragraph-properties fo:margin="100%" fo:margin-left="0.5in" fo:margin-right="0.5in" fo:margin-top="0in" fo:margin-bottom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09-29T14:01:57</meta:creation-date>
    <dc:date>2015-10-01T15:16:13</dc:date>
    <meta:editing-cycles>45</meta:editing-cycles>
    <meta:editing-duration>PT2H22M17S</meta:editing-duration>
    <meta:generator>LibreOffice/3.5$Linux_x86 LibreOffice_project/350m1$Build-2</meta:generator>
    <dc:creator>Tara Moses</dc:creator>
    <meta:document-statistic meta:table-count="0" meta:image-count="0" meta:object-count="0" meta:page-count="4" meta:paragraph-count="76" meta:word-count="1428" meta:character-count="9463" meta:non-whitespace-character-count="8103"/>
    <meta:user-defined meta:name="Company">Toshiba</meta:user-defined>
    <meta:user-defined meta:name="Operator">Jeremy Holm</meta:user-defined>
  </office:meta>
</office:document-meta>
</file>